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3dbd3" officeooo:paragraph-rsid="0013dbd3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3dbd3" officeooo:paragraph-rsid="0013dbd3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580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6fa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fae4" officeooo:paragraph-rsid="001580e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08da" officeooo:paragraph-rsid="001a08d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3dbd3" officeooo:paragraph-rsid="0013dbd3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580e4"/>
    </style:style>
    <style:style style:name="P10" style:family="paragraph" style:parent-style-name="Standard">
      <style:paragraph-properties fo:text-align="start" style:justify-single-word="false"/>
      <style:text-properties officeooo:paragraph-rsid="001a08da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italic" style:text-underline-style="solid" style:text-underline-width="auto" style:text-underline-color="font-color" fo:font-weight="normal" officeooo:rsid="001a08da" officeooo:paragraph-rsid="0018b916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8b916" officeooo:paragraph-rsid="0018b91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b6e01" officeooo:paragraph-rsid="001b6e0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Ubuntu" officeooo:rsid="001a08da" officeooo:paragraph-rsid="001a08da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1a08da" style:font-style-asian="italic" style:font-style-complex="italic"/>
    </style:style>
    <style:style style:name="T3" style:family="text">
      <style:text-properties officeooo:rsid="001580e4"/>
    </style:style>
    <style:style style:name="T4" style:family="text">
      <style:text-properties officeooo:rsid="0016fae4"/>
    </style:style>
    <style:style style:name="T5" style:family="text">
      <style:text-properties style:font-name="Ubuntu" fo:font-size="12pt" fo:font-style="normal" style:text-underline-style="none" fo:font-weight="normal" officeooo:rsid="0016fae4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fo:font-style="normal" style:text-underline-style="none" fo:font-weight="normal" officeooo:rsid="001580e4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Ubuntu" fo:font-size="12pt" fo:font-style="normal" style:text-underline-style="none" fo:font-weight="normal" officeooo:rsid="001a08da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font-name="Ubuntu"/>
    </style:style>
    <style:style style:name="T9" style:family="text">
      <style:text-properties fo:color="#000000" style:font-name="Ubuntu" officeooo:rsid="001a08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techniques stage :</text:p>
      <text:p text:style-name="P1"/>
      <text:p text:style-name="P2"><text:tab/><text:span text:style-name="T1">Git :</text:span></text:p>
      <text:p text:style-name="P8"/>
      <text:p text:style-name="P2">1) git clone <text:span text:style-name="T4">&lt;</text:span>adresserepo<text:span text:style-name="T4">&gt;</text:span></text:p>
      <text:p text:style-name="P2"/>
      <text:p text:style-name="P2">Permet de cloner le dépôt qui se trouve en ligne dans le rep local actuel.</text:p>
      <text:p text:style-name="P2"/>
      <text:p text:style-name="P2">2) git checkout -b <text:span text:style-name="T4">&lt;</text:span>nombranche<text:span text:style-name="T4">&gt;</text:span></text:p>
      <text:p text:style-name="P2"/>
      <text:p text:style-name="P2">Permet de créer une branche et de s’y déplacer directement ( « git checkout nombranche» <text:s/>si la branche existe déjà)</text:p>
      <text:p text:style-name="P2"/>
      <text:p text:style-name="P4">3) git push -u origin &lt;nombranche&gt;</text:p>
      <text:p text:style-name="P4"/>
      <text:p text:style-name="P4">Permet d’envoyer une branche créée sur le dépôt distant</text:p>
      <text:p text:style-name="P4"/>
      <text:p text:style-name="P2"><text:span text:style-name="T4">4</text:span>) <text:span text:style-name="T3">git branch</text:span></text:p>
      <text:p text:style-name="P2"/>
      <text:p text:style-name="P3">Permet de voir les différentes branches existantes</text:p>
      <text:p text:style-name="P3"/>
      <text:p text:style-name="P9"><text:span text:style-name="T5">5</text:span><text:span text:style-name="T6">) git status</text:span></text:p>
      <text:p text:style-name="P3"/>
      <text:p text:style-name="P3">Permet de voir sur quelle branche on se trouve et l’état actuel des fichiers (en attente de add, commit, …)</text:p>
      <text:p text:style-name="P3"/>
      <text:p text:style-name="P9"><text:span text:style-name="T5">6</text:span><text:span text:style-name="T6">) <text:s/></text:span><text:span text:style-name="T5">git add &lt;fichiers&gt; (ou –all)</text:span></text:p>
      <text:p text:style-name="P5"/>
      <text:p text:style-name="P4">Prépare les fichiers à envoyer sur le dépôt distant</text:p>
      <text:p text:style-name="P4"/>
      <text:p text:style-name="P4">7) git commit -m « .. »</text:p>
      <text:p text:style-name="P4"/>
      <text:p text:style-name="P4">Envoi les fichiers entre le local et le dépôt distant, avec une description de ce qui a été fait entre guillemets</text:p>
      <text:p text:style-name="P4"/>
      <text:p text:style-name="P4">8) git push</text:p>
      <text:p text:style-name="P4"/>
      <text:p text:style-name="P4">Après avoir fait les 2 cmd précédentes, envoie sur le dépôt distant</text:p>
      <text:p text:style-name="P4"/>
      <text:p text:style-name="P6">9) git pull</text:p>
      <text:p text:style-name="P6"/>
      <text:p text:style-name="P6">Met à jour la branche actuelle avec la branche sur le dépôt distant (règle gnrle : le faire avant de commencer à travailler)</text:p>
      <text:p text:style-name="P6"/>
      <text:p text:style-name="P6">10) git revert HEAD~n</text:p>
      <text:p text:style-name="P6"/>
      <text:p text:style-name="P6">annule le n-ième dernier commit envoyé en distant (0 compte)</text:p>
      <text:p text:style-name="P6"/>
      <text:p text:style-name="P13">11) git merge nombranche</text:p>
      <text:p text:style-name="P13"/>
      <text:p text:style-name="P13">Après s’être placé sur la branche qu’on souhaite conserver (checkout), fusionne nombranche avec celle-ci.</text:p>
      <text:p text:style-name="P6"><text:soft-page-break/></text:p>
      <text:p text:style-name="P6"/>
      <text:p text:style-name="P6"/>
      <text:p text:style-name="P6"/>
      <text:p text:style-name="P6"/>
      <text:p text:style-name="P6"><text:tab/><text:tab/><text:span text:style-name="T2">Machine virtuelle (Ubuntu) :</text:span></text:p>
      <text:p text:style-name="P11"/>
      <text:p text:style-name="P7">Permet de lancer linux dans une fenêtre depuis windows, sans dual boot.</text:p>
      <text:p text:style-name="P11"/>
      <text:p text:style-name="P7">Se baser sur la vidéo : <text:a xlink:type="simple" xlink:href="https://www.youtube.com/watch?v=x5MhydijWmc" text:style-name="Internet_20_link" text:visited-style-name="Visited_20_Internet_20_Link">https://www.youtube.com/watch?v=x5MhydijWmc</text:a> (« How to Install Ubuntu 20.04 LTS on VirtualBox in Windows 10 »)</text:p>
      <text:p text:style-name="P7"/>
      <text:p text:style-name="P7">Pb rencontrés :</text:p>
      <text:p text:style-name="P7"/>
      <text:p text:style-name="P7">- Fenêtre non adaptée, installation qui charge à l’infini =&gt; supprimer la vm et réinstaller (<text:a xlink:type="simple" xlink:href="https://www.softwarehow.com/delete-virtual-machine-virtualbox/" text:style-name="Internet_20_link" text:visited-style-name="Visited_20_Internet_20_Link">https://www.softwarehow.com/delete-virtual-machine-virtualbox/</text:a> )</text:p>
      <text:p text:style-name="P7"/>
      <text:p text:style-name="P10"><text:span text:style-name="T7">- Avant d’utiliser « </text:span>sudo apt install build-essential dkms linux-headers-$(uname -r) <text:span text:style-name="T8">», </text:span><text:span text:style-name="T9">faire un « sudo apt update » « sudo apt upgrade » pour que tout soit à jour.</text:span></text:p>
      <text:p text:style-name="P14">Ne pas oublier le « s » de « headers »…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03:33.473561703</meta:creation-date>
    <dc:date>2021-06-17T15:19:15.182510299</dc:date>
    <meta:editing-duration>PT1H22M2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311" meta:character-count="1799" meta:non-whitespace-character-count="1514"/>
  </office:meta>
</office:document-meta>
</file>